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ae5f7" officeooo:paragraph-rsid="000ae5f7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  <style:text-properties fo:color="#569cd6" style:font-name="Droid Sans Mono" fo:font-size="10.5pt" fo:font-weight="bold" fo:background-color="#1e1e1e"/>
    </style:style>
    <style:style style:name="T1" style:family="text">
      <style:text-properties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iar um novo diretorio</text:h>
      <text:p text:style-name="P4"/>
      <text:p text:style-name="P4"># helpes</text:p>
      <text:p text:style-name="P1">or create a new repository on the command line</text:p>
      <text:p text:style-name="P1">echo "# helpes" &gt;&gt; README.md</text:p>
      <text:p text:style-name="P1">git init</text:p>
      <text:p text:style-name="P1">git add README.md</text:p>
      <text:p text:style-name="P1">git commit -m "first commit"</text:p>
      <text:p text:style-name="P1">git branch -M master</text:p>
      <text:p text:style-name="P1">git remote add origin https://github.com/edilsonCsilva/helpes.git</text:p>
      <text:p text:style-name="P1">git push -u origin master</text:p>
      <text:p text:style-name="P1"/>
      <text:h text:style-name="Heading_20_3" text:outline-level="3">Adiciona no diretorio Atula do git clone</text:h>
      <text:p text:style-name="P2"/>
      <text:p text:style-name="P3">…<text:span text:style-name="T1">or push an existing repository from the command line</text:span></text:p>
      <text:p text:style-name="P1">git remote add origin https://github.com/edilsonCsilva/helpes.git</text:p>
      <text:p text:style-name="P1">git branch -M master</text:p>
      <text:p text:style-name="P1">git push -u origin mast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07:06:37.639519200</meta:creation-date>
    <meta:generator>LibreOffice/6.4.5.2$Linux_X86_64 LibreOffice_project/40$Build-2</meta:generator>
    <dc:date>2020-09-30T07:11:51.737928319</dc:date>
    <meta:editing-duration>PT5M14S</meta:editing-duration>
    <meta:editing-cycles>2</meta:editing-cycles>
    <meta:document-statistic meta:table-count="0" meta:image-count="0" meta:object-count="0" meta:page-count="1" meta:paragraph-count="15" meta:word-count="74" meta:character-count="471" meta:non-whitespace-character-count="412"/>
  </office:meta>
</office:document-meta>
</file>